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SafeMockingProgressTest.shouldShar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eadSafeMockingProgressTest.shouldKnowWhenVerificationHa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SafeMockingProgress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